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3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7" style:family="paragraph" style:parent-style-name="Text_20_body" style:list-style-name="L5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8" style:family="paragraph" style:parent-style-name="Text_20_body" style:list-style-name="L6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9" style:family="paragraph" style:parent-style-name="Text_20_body" style:list-style-name="L7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0" style:family="paragraph" style:parent-style-name="Text_20_body" style:list-style-name="L8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line-height="150%" fo:text-align="start" style:justify-single-word="false" fo:orphans="2" fo:widows="2" fo:padding="0cm" fo:border="none"/>
      <style:text-properties fo:font-variant="normal" fo:text-transform="none" fo:color="#333333" fo:letter-spacing="normal"/>
    </style:style>
    <style:style style:name="P12" style:family="paragraph" style:parent-style-name="Text_20_body" style:list-style-name="L1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4" style:family="paragraph" style:parent-style-name="Text_20_body" style:list-style-name="L4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5" style:family="paragraph" style:parent-style-name="Text_20_body" style:list-style-name="L5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8" style:family="paragraph" style:parent-style-name="Text_20_body" style:list-style-name="L8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9" style:family="paragraph" style:parent-style-name="Text_20_body" style:list-style-name="L2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0" style:family="paragraph" style:parent-style-name="Text_20_body" style:list-style-name="L3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2" style:family="paragraph" style:parent-style-name="Text_20_body" style:list-style-name="L5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3" style:family="paragraph" style:parent-style-name="Text_20_body" style:list-style-name="L6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4" style:family="paragraph" style:parent-style-name="Text_20_body" style:list-style-name="L7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5" style:family="paragraph" style:parent-style-name="Text_20_body" style:list-style-name="L8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6" style:family="paragraph" style:parent-style-name="Text_20_body" style:list-style-name="L2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Open Sans" fo:font-size="12pt" fo:font-style="normal" fo:font-weight="bold" style:font-weight-asian="bold" style:font-weight-complex="bold"/>
    </style:style>
    <style:style style:name="T4" style:family="text">
      <style:text-properties style:font-name="Open Sans" fo:font-size="12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333333" style:font-name="Open Sans" fo:letter-spacing="normal" fo:font-style="normal" fo:font-weight="bold"/>
    </style:style>
    <style:style style:name="T6" style:family="text">
      <style:text-properties fo:font-variant="normal" fo:text-transform="none" fo:color="#333333" style:font-name="Open Sans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5">DISTINCT</text:span></text:span></text:p>
      <text:list xml:id="list7640533010263787406" text:style-name="L1">
        <text:list-item>
          <text:p text:style-name="P3">Met welke query kun je laten zien welke verschillende dieren er bestaan?<text:line-break/>SELECT DISTINCT type FROM animal;</text:p>
        </text:list-item>
        <text:list-item>
          <text:p text:style-name="P12">Met welke query kun je laten zien welke profession er zijn bij de NPC’s?<text:line-break/>SELECT DISTINCT profession FROM npc;<text:line-break/></text:p>
        </text:list-item>
      </text:list>
      <text:p text:style-name="P1"><text:span text:style-name="Strong_20_Emphasis"><text:span text:style-name="T5">AND, OR and NOT</text:span></text:span></text:p>
      <text:list xml:id="list8056023141480126102" text:style-name="L2">
        <text:list-item>
          <text:p text:style-name="P4"><text:span text:style-name="T2">Met welke query kun je de creatures laten zien die voldoen aan ‘Killer Bee’ of ‘Orc’?</text:span><text:line-break/>SELECT * FROM creature WHERE name='Killer Bee' OR name='Orc';</text:p>
        </text:list-item>
        <text:list-item>
          <text:p text:style-name="P19"><text:span text:style-name="T2">Met welke query kun je de dieren laten zien die voldoen aan snelheid 6 en verdediging 5?</text:span><text:line-break/>SELECT * FROM animal WHERE speed='6' OR defense='5';</text:p>
        </text:list-item>
        <text:list-item>
          <text:p text:style-name="P19"><text:span text:style-name="T2">Met welke query kun je alle dieren laten zien behalve de schapen?</text:span><text:line-break/>SELECT * FROM animal WHERE NOT type = "sheep";</text:p>
        </text:list-item>
        <text:list-item>
          <text:p text:style-name="P19"><text:span text:style-name="T2">Met welke query kun je het aantal dieren laten zien die voldoen aan ‘Wolf’ of ‘Bear’ of ‘Eagle’</text:span><text:line-break/>SELECT * FROM animal WHERE type = "wolf" OR type = "bear" OR type = "eagle";</text:p>
        </text:list-item>
        <text:list-item>
          <text:p text:style-name="P26">Met welke query kun je de personen laten zien waarvoor geldt attack, defense en agility voor alle drie de waarde gelijk aan 10?<text:line-break/><text:span text:style-name="T1">SELECT * FROM person WHERE attack = "10" AND defense = "10" AND agility = "10";</text:span></text:p>
        </text:list-item>
        <text:list-item>
          <text:p text:style-name="P26">Met welke query kun je de steden laten zien die vallen in regio 1 of 2?<text:line-break/><text:span text:style-name="T1">SELECT * FROM city WHERE region = "1" OR region = "2";</text:span></text:p>
        </text:list-item>
        <text:list-item>
          <text:p text:style-name="P11"><text:span text:style-name="T3">Met welke query kun je alle hero’s laten zien met intelligence anders dan 30 of 90?<text:line-break/></text:span><text:span text:style-name="T4">SELECT * FROM hero WHERE NOT intelligence = "30" OR intelligence = "90";</text:span></text:p>
        </text:list-item>
      </text:list>
      <text:p text:style-name="P1"><text:span text:style-name="Strong_20_Emphasis"><text:span text:style-name="T5">MIN and MAX</text:span></text:span></text:p>
      <text:list xml:id="list7102732284017882248" text:style-name="L3">
        <text:list-item>
          <text:p text:style-name="P5">Met welke query kun je zien welke minimale snelheid de dieren hebben?<text:line-break/>SELECT MIN(speed) AS type FROM animal;</text:p>
        </text:list-item>
        <text:list-item>
          <text:p text:style-name="P20">Met welke query kun je zien wat de snelheid is van het snelste dier?<text:line-break/>SELECT MAX(speed) AS type FROM animal;</text:p>
        </text:list-item>
        <text:list-item>
          <text:p text:style-name="P20">Met welke query kun je laten zien wat de minimale attack van een wapen is?<text:line-break/>SELECT MIN(attack) AS name FROM weapon;</text:p>
        </text:list-item>
        <text:list-item>
          <text:p text:style-name="P13">Met welke query kun je laten zien hoeveel het duurste wapen kost?<text:line-break/>SELECT MAX(price) AS name FROM weapon;</text:p>
        </text:list-item>
      </text:list>
      <text:p text:style-name="P2"><text:soft-page-break/> </text:p>
      <text:p text:style-name="P1"><text:span text:style-name="Strong_20_Emphasis"><text:span text:style-name="T5">IN</text:span></text:span></text:p>
      <text:list xml:id="list4469827552975418383" text:style-name="L4">
        <text:list-item>
          <text:p text:style-name="P6">Met welke query kun je de creatures laten zien die voldoen aan ‘Killer Bee’ of ‘Orc’?<text:line-break/>SELECT * FROM creature WHERE name IN ('Killer Bee', 'Orc');</text:p>
        </text:list-item>
        <text:list-item>
          <text:p text:style-name="P21">Met welke query kun je het aantal dieren laten zien gesorteerd op alfabet die voldoen aan ‘Wolf’ of ‘Bear’ of ‘Eagle’<text:line-break/>SELECT * FROM animal WHERE type IN ('Bear', 'Eagle', 'Wolf') ORDER BY `animal`.`type` ASC;</text:p>
        </text:list-item>
        <text:list-item>
          <text:p text:style-name="P21">Met welke query kun je alle creatures laten zien behalve de ‘Killer Bee’ en de ‘Orc’?<text:line-break/>SELECT * FROM creature WHERE NOT name='Killer Bee' OR name='Orc';</text:p>
        </text:list-item>
        <text:list-item>
          <text:p text:style-name="P21">Met welke query kun je alle namen van de steden laten zien die vallen in de regio South Groval of Nort Groval?<text:line-break/>SELECT * FROM city WHERE region IN ('3', '4');</text:p>
        </text:list-item>
        <text:list-item>
          <text:p text:style-name="P21">Met welke query kun je vraag 4 sorteren op alfabet?<text:line-break/>SELECT * FROM city WHERE region IN ('3', '4') ORDER BY `city`.`name` ASC</text:p>
        </text:list-item>
        <text:list-item>
          <text:p text:style-name="P14">Met welke query kun je bepalen hoeveel steden er vallen binnen de region South Groval of Nort Groval?<text:line-break/><text:line-break/></text:p>
        </text:list-item>
      </text:list>
      <text:p text:style-name="P2"> </text:p>
      <text:p text:style-name="P1"><text:span text:style-name="Strong_20_Emphasis"><text:span text:style-name="T5">BETWEEN and SQL operators</text:span></text:span></text:p>
      <text:list xml:id="list850713323343210378" text:style-name="L5">
        <text:list-item>
          <text:p text:style-name="P7">Met welke query kun je de wapens laten zien met een prijs van 100 – 1000?<text:line-break/>SELECT * FROM weapon WHERE price BETWEEN 100 AND 1000</text:p>
        </text:list-item>
        <text:list-item>
          <text:p text:style-name="P22">Met welke query kun je de wapens laten zien met een attack van 300 – 600?<text:line-break/>SELECT * FROM weapon WHERE attack BETWEEN 300 AND 600;</text:p>
        </text:list-item>
        <text:list-item>
          <text:p text:style-name="P22">Met welke query kun je het aantal dieren zien die een defense hebben van 7 – 9?<text:line-break/>SELECT * FROM animal WHERE defense BETWEEN 7 AND 9;</text:p>
        </text:list-item>
        <text:list-item>
          <text:p text:style-name="P22">Met welke query kun je de personen laten zien die meer dan 1800 goud hebben?<text:line-break/>SELECT * FROM person WHERE gold BETWEEN 1800 and 99999999;</text:p>
        </text:list-item>
        <text:list-item>
          <text:p text:style-name="P22">Met welke query kun je de personen laten zien die meer dan 1850 goud hebben?<text:line-break/>select * FROM person WHERE gold &gt; 1850;</text:p>
        </text:list-item>
        <text:list-item>
          <text:p text:style-name="P22">Met welke query kun je de personen laten zien die 1850 of meer goud hebben?<text:line-break/>select count(*) FROM person WHERE gold &gt; 1850;</text:p>
        </text:list-item>
        <text:list-item>
          <text:p text:style-name="P15">Met welke query kun je de wapens laten zien die minder dan 300 kosten?</text:p>
        </text:list-item>
      </text:list>
      <text:p text:style-name="P2"><text:soft-page-break/> </text:p>
      <text:p text:style-name="P1"><text:span text:style-name="Strong_20_Emphasis"><text:span text:style-name="T5">LIKE</text:span></text:span></text:p>
      <text:list xml:id="list1599536136223953864" text:style-name="L6">
        <text:list-item>
          <text:p text:style-name="P8">Met welke query kan je alle personen laten zien de beginnen met de letter B?<text:line-break/>SELECT * FROM person WHERE name LIKE 'b%';</text:p>
        </text:list-item>
        <text:list-item>
          <text:p text:style-name="P23">Met welke query kan je alle dieren laten zien waar de letter a in zit?<text:line-break/>SELECT * FROM animal WHERE type LIKE '%a%';</text:p>
        </text:list-item>
        <text:list-item>
          <text:p text:style-name="P23">Met welke query kan je alle dieren laten zien waar achter de letter e een letter a in zit?<text:line-break/>SELECT * FROM animal WHERE type LIKE 'e%' AND type LIKE '_a%';</text:p>
        </text:list-item>
        <text:list-item>
          <text:p text:style-name="P16">Met welke query kan je alle wapens laten zien die eindigen op de letter d?<text:line-break/>SELECT * FROM weapon WHERE name LIKE '%d';</text:p>
        </text:list-item>
      </text:list>
      <text:p text:style-name="P2"> </text:p>
      <text:p text:style-name="P1"><text:span text:style-name="Strong_20_Emphasis"><text:span text:style-name="T5">TOP, LIMIT or ROWNUM</text:span></text:span></text:p>
      <text:list xml:id="list9006693435340398755" text:style-name="L7">
        <text:list-item>
          <text:p text:style-name="P9">Met welke query kun je de eerste 10 personen laten zien<text:line-break/>SELECT * FROM person LIMIT 10;</text:p>
        </text:list-item>
        <text:list-item>
          <text:p text:style-name="P24">Met welke query kun je de 5 duurste wapens laten zien?<text:line-break/>SELECT * FROM weapon ORDER BY price DESC LIMIT 5;</text:p>
        </text:list-item>
        <text:list-item>
          <text:p text:style-name="P17">Met welke query kun je de beste 3 wapens laten zien die een attack hebben van 700 – 900?<text:line-break/>SELECT * FROM weapon WHERE attack BETWEEN 700 AND 900 ORDER BY attack DESC LIMIT 3;<text:line-break/></text:p>
        </text:list-item>
      </text:list>
      <text:p text:style-name="P1"><text:span text:style-name="Strong_20_Emphasis"><text:span text:style-name="T6">* Combineren / Joins – optioneel</text:span></text:span></text:p>
      <text:list xml:id="list1844622989481803392" text:style-name="L8">
        <text:list-item>
          <text:p text:style-name="P10">Met welke query vraag je de namen van de wezens op die gewond zijn?</text:p>
        </text:list-item>
        <text:list-item>
          <text:p text:style-name="P25">Bij welke opdracht(en) krijg je geen geld?</text:p>
        </text:list-item>
        <text:list-item>
          <text:p text:style-name="P25">Hoeveel steden zijn er in de regio Breach?</text:p>
        </text:list-item>
        <text:list-item>
          <text:p text:style-name="P25">Met welke query kan je nagaan welke dieren zijn gevangen als huisdier?</text:p>
        </text:list-item>
        <text:list-item>
          <text:p text:style-name="P25">Hoeveel opdrachten geven je meer dan 3000 ervaringspunten?</text:p>
        </text:list-item>
        <text:list-item>
          <text:p text:style-name="P25">Met welke query kan je nagaan welke opdracht meer geld als ervaring uitgeeft?</text:p>
        </text:list-item>
        <text:list-item>
          <text:p text:style-name="P25">Hoe heet het wapen van Bowser? </text:p>
        </text:list-item>
        <text:list-item>
          <text:p text:style-name="P25">Met welke query kun je bepalen welke tijger het snelst is?</text:p>
        </text:list-item>
        <text:list-item>
          <text:p text:style-name="P25">In welke stad vind je de persoon Mukovo?</text:p>
        </text:list-item>
        <text:list-item>
          <text:p text:style-name="P25">Welk persoon heeft meer dan 1 huisdier en welke huisdieren zijn dat?</text:p>
        </text:list-item>
        <text:list-item>
          <text:p text:style-name="P18">Met welke query kom je erachter in welke stad de baas van de regio South Groval zit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M27S</meta:editing-duration>
    <meta:editing-cycles>4</meta:editing-cycles>
    <meta:generator>OpenOffice/4.1.3$Win32 OpenOffice.org_project/413m1$Build-9783</meta:generator>
    <dc:date>2023-05-25T14:07:00.21</dc:date>
    <meta:document-statistic meta:table-count="0" meta:image-count="0" meta:object-count="0" meta:page-count="3" meta:paragraph-count="56" meta:word-count="994" meta:character-count="5141"/>
    <meta:user-defined meta:name="Info 1"/>
    <meta:user-defined meta:name="Info 2"/>
    <meta:user-defined meta:name="Info 3"/>
    <meta:user-defined meta:name="Info 4"/>
  </office:meta>
</office:document-meta>
</file>